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1">
      <style:paragraph-properties fo:margin-top="0.0008in" fo:margin-bottom="0in" style:contextual-spacing="false"/>
    </style:style>
    <style:style style:name="P3" style:family="paragraph" style:parent-style-name="Heading_20_1">
      <style:text-properties officeooo:paragraph-rsid="0017e18f"/>
    </style:style>
    <style:style style:name="P4" style:family="paragraph" style:parent-style-name="Text_20_body">
      <style:paragraph-properties fo:margin-left="0.0008in" fo:margin-right="0in" fo:margin-top="0.1429in" fo:margin-bottom="0in" style:contextual-spacing="false" fo:text-indent="-0.25in" style:auto-text-indent="false"/>
      <style:text-properties officeooo:paragraph-rsid="0017e18f"/>
    </style:style>
    <style:style style:name="P5" style:family="paragraph" style:parent-style-name="List_20_Paragraph">
      <style:paragraph-properties fo:margin-left="0in" fo:margin-right="0.0953in" fo:margin-top="0.111in" fo:margin-bottom="0in" style:contextual-spacing="false" fo:line-height="115%" fo:text-align="justify" style:justify-single-word="false" fo:text-indent="0in" style:auto-text-indent="false">
        <style:tab-stops>
          <style:tab-stop style:position="0.5008in"/>
        </style:tab-stops>
      </style:paragraph-properties>
      <style:text-properties officeooo:paragraph-rsid="0017e18f"/>
    </style:style>
    <style:style style:name="P6" style:family="paragraph" style:parent-style-name="Text_20_body">
      <style:paragraph-properties fo:margin-left="0.0008in" fo:margin-right="0.0957in" fo:margin-top="0.1429in" fo:margin-bottom="0in" style:contextual-spacing="false" fo:line-height="115%" fo:text-align="justify" style:justify-single-word="false" fo:text-indent="0in" style:auto-text-indent="false"/>
    </style:style>
    <style:style style:name="P7" style:family="paragraph" style:parent-style-name="Text_20_body">
      <style:paragraph-properties fo:margin-left="0.0008in" fo:margin-right="0in" fo:margin-top="0.0335in" fo:margin-bottom="0in" style:contextual-spacing="false" fo:line-height="115%" fo:text-indent="0in" style:auto-text-indent="false"/>
      <style:text-properties officeooo:paragraph-rsid="0017e18f"/>
    </style:style>
    <style:style style:name="P8" style:family="paragraph" style:parent-style-name="List_20_Paragraph">
      <style:paragraph-properties fo:margin-left="0in" fo:margin-right="0.0953in" fo:margin-top="0.111in" fo:margin-bottom="0in" style:contextual-spacing="false" fo:line-height="115%" fo:text-align="justify" style:justify-single-word="false" fo:text-indent="0in" style:auto-text-indent="false">
        <style:tab-stops>
          <style:tab-stop style:position="0.5008in"/>
        </style:tab-stops>
      </style:paragraph-properties>
      <style:text-properties officeooo:rsid="0017e18f" officeooo:paragraph-rsid="0017e18f"/>
    </style:style>
    <style:style style:name="P9" style:family="paragraph" style:parent-style-name="Standard">
      <style:paragraph-properties fo:margin-left="0.0008in" fo:margin-right="0in" fo:margin-top="0.1429in" fo:margin-bottom="0in" style:contextual-spacing="false" fo:text-align="start" style:justify-single-word="false" fo:text-indent="0in" style:auto-text-indent="false"/>
    </style:style>
    <style:style style:name="P10" style:family="paragraph" style:parent-style-name="Text_20_body">
      <style:paragraph-properties fo:margin-left="0.0008in" fo:margin-right="0in" fo:line-height="0.2016in" fo:text-indent="0in" style:auto-text-indent="false"/>
    </style:style>
    <style:style style:name="P11" style:family="paragraph" style:parent-style-name="Text_20_body">
      <style:paragraph-properties fo:margin-top="0.0835in" fo:margin-bottom="0in" style:contextual-spacing="false"/>
    </style:style>
    <style:style style:name="P12" style:family="paragraph" style:parent-style-name="Text_20_body">
      <style:paragraph-properties fo:margin-top="0.0492in" fo:margin-bottom="0in" style:contextual-spacing="false"/>
    </style:style>
    <style:style style:name="P13" style:family="paragraph" style:parent-style-name="Text_20_body">
      <style:paragraph-properties fo:margin-top="0.0508in" fo:margin-bottom="0in" style:contextual-spacing="false"/>
    </style:style>
    <style:style style:name="P14" style:family="paragraph" style:parent-style-name="Title" style:master-page-name="Standard">
      <style:paragraph-properties fo:line-height="163%" style:page-number="auto"/>
    </style:style>
    <style:style style:name="P15" style:family="paragraph" style:parent-style-name="Heading_20_1">
      <style:paragraph-properties fo:margin-top="0.0008in" fo:margin-bottom="0in" style:contextual-spacing="false"/>
      <style:text-properties style:text-underline-style="solid" style:text-underline-width="auto" style:text-underline-color="font-color"/>
    </style:style>
    <style:style style:name="P16" style:family="paragraph" style:parent-style-name="Heading_20_1">
      <style:text-properties fo:font-size="12pt" fo:letter-spacing="-0.0016in" style:text-underline-style="solid" style:text-underline-width="auto" style:text-underline-color="font-color" style:font-size-asian="12pt"/>
    </style:style>
    <style:style style:name="P17" style:family="paragraph" style:parent-style-name="Heading_20_1">
      <style:paragraph-properties fo:margin-left="0in" fo:margin-right="0in" fo:margin-top="0.1118in" fo:margin-bottom="0in" style:contextual-spacing="false" fo:text-indent="0in" style:auto-text-indent="false"/>
    </style:style>
    <style:style style:name="P18" style:family="paragraph" style:parent-style-name="List_20_Paragraph" style:list-style-name="WWNum1">
      <style:paragraph-properties fo:margin-left="0.5008in" fo:margin-right="0.0957in" fo:margin-top="0.1445in" fo:margin-bottom="0in" style:contextual-spacing="false" fo:line-height="113%" fo:text-align="justify" style:justify-single-word="false" fo:text-indent="-0.25in" style:auto-text-indent="false">
        <style:tab-stops>
          <style:tab-stop style:position="0.5008in"/>
        </style:tab-stops>
      </style:paragraph-properties>
    </style:style>
    <style:style style:name="P19" style:family="paragraph" style:parent-style-name="List_20_Paragraph" style:list-style-name="WWNum1">
      <style:paragraph-properties fo:margin-left="0.5008in" fo:margin-right="0.0953in" fo:margin-top="0.0071in" fo:margin-bottom="0in" style:contextual-spacing="false" fo:line-height="115%" fo:text-align="justify" style:justify-single-word="false" fo:text-indent="-0.25in" style:auto-text-indent="false">
        <style:tab-stops>
          <style:tab-stop style:position="0.5008in"/>
        </style:tab-stops>
      </style:paragraph-properties>
    </style:style>
    <style:style style:name="P20" style:family="paragraph" style:parent-style-name="List_20_Paragraph" style:list-style-name="WWNum2">
      <style:paragraph-properties fo:margin-left="0.5008in" fo:margin-right="0.0929in" fo:margin-top="0.1445in" fo:margin-bottom="0in" style:contextual-spacing="false" fo:line-height="115%" fo:text-align="justify" style:justify-single-word="false" fo:text-indent="-0.25in" style:auto-text-indent="false">
        <style:tab-stops>
          <style:tab-stop style:position="0.5008in"/>
        </style:tab-stops>
      </style:paragraph-properties>
      <style:text-properties officeooo:paragraph-rsid="0017e18f"/>
    </style:style>
    <style:style style:name="P21" style:family="paragraph" style:parent-style-name="List_20_Paragraph" style:list-style-name="WWNum2">
      <style:paragraph-properties fo:margin-left="0.5008in" fo:margin-right="0.0957in" fo:margin-top="0.0071in" fo:margin-bottom="0in" style:contextual-spacing="false" fo:line-height="115%" fo:text-align="justify" style:justify-single-word="false" fo:text-indent="-0.25in" style:auto-text-indent="false">
        <style:tab-stops>
          <style:tab-stop style:position="0.5008in"/>
        </style:tab-stops>
      </style:paragraph-properties>
      <style:text-properties officeooo:paragraph-rsid="0017e18f"/>
    </style:style>
    <style:style style:name="P22" style:family="paragraph" style:parent-style-name="List_20_Paragraph" style:list-style-name="WWNum2">
      <style:paragraph-properties fo:margin-left="0.2508in" fo:margin-right="0.0953in" fo:margin-top="0.111in" fo:margin-bottom="0in" style:contextual-spacing="false" fo:line-height="115%" fo:text-align="justify" style:justify-single-word="false" fo:text-indent="0in" style:auto-text-indent="false">
        <style:tab-stops>
          <style:tab-stop style:position="0.5008in"/>
        </style:tab-stops>
      </style:paragraph-properties>
      <style:text-properties officeooo:rsid="001cbcc0" officeooo:paragraph-rsid="001cbcc0"/>
    </style:style>
    <style:style style:name="P23" style:family="paragraph" style:parent-style-name="Text_20_body">
      <style:paragraph-properties fo:margin-left="0.0008in" fo:margin-right="0in" fo:margin-top="0.0335in" fo:margin-bottom="0in" style:contextual-spacing="false" fo:line-height="115%" fo:text-indent="0in" style:auto-text-indent="false"/>
      <style:text-properties style:font-name="Calibri" fo:font-size="12pt" fo:letter-spacing="-0.0028in" fo:language="es" fo:country="ES" officeooo:rsid="00171867" officeooo:paragraph-rsid="0017e18f" style:font-name-asian="Calibri1" style:font-size-asian="12pt" style:language-asian="en" style:country-asian="US" style:font-name-complex="Calibri1" style:font-size-complex="12pt" style:language-complex="ar" style:country-complex="SA"/>
    </style:style>
    <style:style style:name="P24" style:family="paragraph" style:parent-style-name="Text_20_body">
      <style:paragraph-properties fo:margin-left="0.0008in" fo:margin-right="0.0953in" fo:margin-top="0.1429in" fo:margin-bottom="0in" style:contextual-spacing="false" fo:line-height="115%" fo:text-align="justify" style:justify-single-word="false" fo:text-indent="0in" style:auto-text-indent="false"/>
      <style:text-properties officeooo:paragraph-rsid="001bcd61"/>
    </style:style>
    <style:style style:name="T1" style:family="text">
      <style:text-properties fo:letter-spacing="-0.0075in"/>
    </style:style>
    <style:style style:name="T2" style:family="text">
      <style:text-properties fo:letter-spacing="-0.0075in" style:text-underline-style="solid" style:text-underline-width="auto" style:text-underline-color="font-color"/>
    </style:style>
    <style:style style:name="T3" style:family="text">
      <style:text-properties fo:letter-spacing="-0.0063in"/>
    </style:style>
    <style:style style:name="T4" style:family="text">
      <style:text-properties fo:letter-spacing="-0.0063in" style:text-underline-style="solid" style:text-underline-width="auto" style:text-underline-color="font-color"/>
    </style:style>
    <style:style style:name="T5" style:family="text">
      <style:text-properties fo:letter-spacing="-0.0035in"/>
    </style:style>
    <style:style style:name="T6" style:family="text">
      <style:text-properties fo:letter-spacing="-0.0028in"/>
    </style:style>
    <style:style style:name="T7" style:family="text">
      <style:text-properties fo:letter-spacing="-0.0028in" style:text-underline-style="solid" style:text-underline-width="auto" style:text-underline-color="font-color"/>
    </style:style>
    <style:style style:name="T8" style:family="text">
      <style:text-properties fo:letter-spacing="-0.0028in" officeooo:rsid="00171867"/>
    </style:style>
    <style:style style:name="T9" style:family="text">
      <style:text-properties fo:letter-spacing="-0.0016in"/>
    </style:style>
    <style:style style:name="T10" style:family="text">
      <style:text-properties fo:letter-spacing="-0.0016in" style:text-underline-style="solid" style:text-underline-width="auto" style:text-underline-color="font-color"/>
    </style:style>
    <style:style style:name="T11" style:family="text">
      <style:text-properties fo:letter-spacing="-0.0016in" style:text-underline-style="none"/>
    </style:style>
    <style:style style:name="T12" style:family="text">
      <style:text-properties style:text-underline-style="solid" style:text-underline-width="auto" style:text-underline-color="font-color"/>
    </style:style>
    <style:style style:name="T13" style:family="text">
      <style:text-properties fo:letter-spacing="-0.0047in"/>
    </style:style>
    <style:style style:name="T14" style:family="text">
      <style:text-properties fo:letter-spacing="-0.0043in"/>
    </style:style>
    <style:style style:name="T15" style:family="text">
      <style:text-properties fo:letter-spacing="-0.0043in" style:text-underline-style="solid" style:text-underline-width="auto" style:text-underline-color="font-color"/>
    </style:style>
    <style:style style:name="T16" style:family="text">
      <style:text-properties fo:letter-spacing="-0.0055in" style:text-underline-style="solid" style:text-underline-width="auto" style:text-underline-color="font-color"/>
    </style:style>
    <style:style style:name="T17" style:family="text">
      <style:text-properties fo:letter-spacing="-0.002in" style:text-underline-style="solid" style:text-underline-width="auto" style:text-underline-color="font-color"/>
    </style:style>
    <style:style style:name="T18" style:family="text">
      <style:text-properties fo:letter-spacing="0.0016in" style:text-underline-style="solid" style:text-underline-width="auto" style:text-underline-color="font-color"/>
    </style:style>
    <style:style style:name="T19" style:family="text">
      <style:text-properties fo:font-size="12pt" fo:font-weight="bold" style:font-size-asian="12pt" style:font-weight-asian="bold"/>
    </style:style>
    <style:style style:name="T20" style:family="text">
      <style:text-properties fo:font-size="12pt" fo:font-weight="bold" officeooo:rsid="0017e18f" style:font-size-asian="12pt" style:font-weight-asian="bold"/>
    </style:style>
    <style:style style:name="T21" style:family="text">
      <style:text-properties fo:font-size="12pt" fo:font-weight="bold" officeooo:rsid="001862c3" style:font-size-asian="12pt" style:font-weight-asian="bold"/>
    </style:style>
    <style:style style:name="T22" style:family="text">
      <style:text-properties fo:font-size="12pt" fo:font-weight="bold" officeooo:rsid="0018e381" style:font-size-asian="12pt" style:font-weight-asian="bold"/>
    </style:style>
    <style:style style:name="T23" style:family="text">
      <style:text-properties fo:font-size="12pt" fo:font-weight="bold" officeooo:rsid="001bcd61" style:font-size-asian="12pt" style:font-weight-asian="bold"/>
    </style:style>
    <style:style style:name="T24" style:family="text">
      <style:text-properties fo:font-size="12pt" fo:font-weight="bold" officeooo:rsid="001cbcc0" style:font-size-asian="12pt" style:font-weight-asian="bold"/>
    </style:style>
    <style:style style:name="T25" style:family="text">
      <style:text-properties fo:font-size="12pt" fo:letter-spacing="-0.0016in" fo:font-weight="bold" style:font-size-asian="12pt" style:font-weight-asian="bold"/>
    </style:style>
    <style:style style:name="T26" style:family="text">
      <style:text-properties fo:font-size="12pt" fo:letter-spacing="-0.0016in" style:font-size-asian="12pt"/>
    </style:style>
    <style:style style:name="T27" style:family="text">
      <style:text-properties fo:font-size="12pt" fo:letter-spacing="-0.0035in" fo:font-weight="bold" style:font-size-asian="12pt" style:font-weight-asian="bold"/>
    </style:style>
    <style:style style:name="T28" style:family="text">
      <style:text-properties fo:font-size="12pt" fo:letter-spacing="-0.0035in" style:font-size-asian="12pt"/>
    </style:style>
    <style:style style:name="T29" style:family="text">
      <style:text-properties fo:font-size="12pt" style:font-size-asian="12pt"/>
    </style:style>
    <style:style style:name="T30" style:family="text">
      <style:text-properties fo:font-size="12pt" officeooo:rsid="00171867" style:font-size-asian="12pt"/>
    </style:style>
    <style:style style:name="T31" style:family="text">
      <style:text-properties fo:font-size="12pt" officeooo:rsid="001862c3" style:font-size-asian="12pt"/>
    </style:style>
    <style:style style:name="T32" style:family="text">
      <style:text-properties fo:font-size="12pt" officeooo:rsid="0018e381" style:font-size-asian="12pt"/>
    </style:style>
    <style:style style:name="T33" style:family="text">
      <style:text-properties fo:font-size="12pt" officeooo:rsid="001cbcc0" style:font-size-asian="12pt"/>
    </style:style>
    <style:style style:name="T34" style:family="text">
      <style:text-properties fo:font-size="12pt" fo:letter-spacing="-0.0055in" style:font-size-asian="12pt"/>
    </style:style>
    <style:style style:name="T35" style:family="text">
      <style:text-properties fo:font-size="12pt" fo:letter-spacing="-0.0028in" style:font-size-asian="12pt"/>
    </style:style>
    <style:style style:name="T36" style:family="text">
      <style:text-properties fo:font-size="12pt" fo:letter-spacing="-0.0028in" fo:font-weight="bold" style:font-size-asian="12pt" style:font-weight-asian="bold"/>
    </style:style>
    <style:style style:name="T37" style:family="text">
      <style:text-properties fo:font-size="12pt" fo:letter-spacing="-0.0008in" style:font-size-asian="12pt"/>
    </style:style>
    <style:style style:name="T38" style:family="text">
      <style:text-properties fo:font-size="12pt" fo:letter-spacing="-0.0043in" style:font-size-asian="12pt"/>
    </style:style>
    <style:style style:name="T39" style:family="text">
      <style:text-properties fo:font-size="12pt" fo:letter-spacing="-0.0043in" fo:font-weight="normal" style:font-size-asian="12pt" style:font-weight-asian="normal" style:font-weight-complex="normal"/>
    </style:style>
    <style:style style:name="T40" style:family="text">
      <style:text-properties fo:font-size="12pt" fo:letter-spacing="-0.0043in" fo:font-weight="normal" officeooo:rsid="0018e381" style:font-size-asian="12pt" style:font-weight-asian="normal" style:font-weight-complex="normal"/>
    </style:style>
    <style:style style:name="T41" style:family="text">
      <style:text-properties fo:font-size="12pt" fo:font-weight="normal" officeooo:rsid="0017e18f" style:font-size-asian="12pt" style:font-weight-asian="normal" style:font-weight-complex="normal"/>
    </style:style>
    <style:style style:name="T42" style:family="text">
      <style:text-properties fo:font-size="12pt" fo:font-weight="normal" officeooo:rsid="001cbcc0" style:font-size-asian="12pt" style:font-weight-asian="normal" style:font-weight-complex="normal"/>
    </style:style>
    <style:style style:name="T43" style:family="text">
      <style:text-properties fo:font-size="12pt" fo:font-weight="normal" officeooo:rsid="001d6445" style:font-size-asian="12pt" style:font-weight-asian="normal" style:font-weight-complex="normal"/>
    </style:style>
    <style:style style:name="T44" style:family="text">
      <style:text-properties fo:letter-spacing="-0.0071in" style:text-underline-style="solid" style:text-underline-width="auto" style:text-underline-color="font-color"/>
    </style:style>
    <style:style style:name="T45" style:family="text">
      <style:text-properties officeooo:rsid="00171867"/>
    </style:style>
    <style:style style:name="T46" style:family="text">
      <style:text-properties style:font-name="Calibri" fo:font-size="12pt" fo:language="es" fo:country="ES" officeooo:rsid="00171867" style:font-name-asian="Calibri1" style:font-size-asian="12pt" style:language-asian="en" style:country-asian="US" style:font-name-complex="Calibri1" style:font-size-complex="12pt" style:language-complex="ar" style:country-complex="SA"/>
    </style:style>
    <style:style style:name="T47" style:family="text">
      <style:text-properties style:font-name="Calibri" fo:font-size="12pt" fo:language="es" fo:country="ES" officeooo:rsid="001bcd61" style:font-name-asian="Calibri1" style:font-size-asian="12pt" style:language-asian="en" style:country-asian="US" style:font-name-complex="Calibri1" style:font-size-complex="12pt" style:language-complex="ar" style:country-complex="SA"/>
    </style:style>
    <style:style style:name="T48" style:family="text">
      <style:text-properties style:font-name="Calibri" fo:font-size="12pt" fo:language="es" fo:country="ES" officeooo:rsid="00171867" style:font-name-asian="Calibri1" style:font-size-asian="12pt" style:language-asian="en" style:country-asian="US" style:font-name-complex="Calibri1" style:language-complex="ar" style:country-complex="SA"/>
    </style:style>
    <style:style style:name="T49" style:family="text">
      <style:text-properties style:font-name="Calibri" fo:font-size="12pt" fo:language="es" fo:country="ES" officeooo:rsid="001862c3" style:font-name-asian="Calibri1" style:font-size-asian="12pt" style:language-asian="en" style:country-asian="US" style:font-name-complex="Calibri1" style:language-complex="ar" style:country-complex="SA"/>
    </style:style>
    <style:style style:name="T50" style:family="text">
      <style:text-properties style:font-name="Calibri" fo:font-size="12pt" fo:language="es" fo:country="ES" officeooo:rsid="001cbcc0" style:font-name-asian="Calibri1" style:font-size-asian="12pt" style:language-asian="en" style:country-asian="US" style:font-name-complex="Calibri1" style:language-complex="ar" style:country-complex="SA"/>
    </style:style>
    <style:style style:name="T51" style:family="text">
      <style:text-properties style:font-name="Calibri" fo:font-size="12pt" fo:language="es" fo:country="ES" fo:font-weight="bold" style:font-name-asian="Calibri1" style:font-size-asian="12pt" style:language-asian="en" style:country-asian="US" style:font-weight-asian="bold" style:font-name-complex="Calibri1" style:language-complex="ar" style:country-complex="SA"/>
    </style:style>
    <style:style style:name="T52" style:family="text">
      <style:text-properties style:font-name="Calibri" fo:font-size="12pt" fo:language="es" fo:country="ES" fo:font-weight="bold" officeooo:rsid="001862c3" style:font-name-asian="Calibri1" style:font-size-asian="12pt" style:language-asian="en" style:country-asian="US" style:font-weight-asian="bold" style:font-name-complex="Calibri1" style:language-complex="ar" style:country-complex="SA"/>
    </style:style>
    <style:style style:name="T53" style:family="text">
      <style:text-properties style:font-name="Calibri" fo:font-size="12pt" fo:language="es" fo:country="ES" fo:font-weight="bold" officeooo:rsid="001cbcc0" style:font-name-asian="Calibri1" style:font-size-asian="12pt" style:language-asian="en" style:country-asian="US" style:font-weight-asian="bold" style:font-name-complex="Calibri1" style:language-complex="ar" style:country-complex="SA"/>
    </style:style>
    <style:style style:name="T54" style:family="text">
      <style:text-properties style:font-name="Calibri" fo:font-size="12pt" fo:language="es" fo:country="ES" fo:font-weight="normal" officeooo:rsid="0017e18f" style:font-name-asian="Calibri1" style:font-size-asian="12pt" style:language-asian="en" style:country-asian="US" style:font-weight-asian="normal" style:font-name-complex="Calibri1" style:language-complex="ar" style:country-complex="SA" style:font-weight-complex="normal"/>
    </style:style>
    <style:style style:name="T55" style:family="text">
      <style:text-properties style:font-name="Calibri" fo:font-size="12pt" fo:language="es" fo:country="ES" fo:font-weight="normal" officeooo:rsid="001cbcc0" style:font-name-asian="Calibri1" style:font-size-asian="12pt" style:language-asian="en" style:country-asian="US" style:font-weight-asian="normal" style:font-name-complex="Calibri1" style:language-complex="ar" style:country-complex="SA" style:font-weight-complex="normal"/>
    </style:style>
    <style:style style:name="T56" style:family="text">
      <style:text-properties style:font-name="Calibri" fo:font-size="12pt" fo:language="es" fo:country="ES" fo:font-weight="normal" officeooo:rsid="001d6445" style:font-name-asian="Calibri1" style:font-size-asian="12pt" style:language-asian="en" style:country-asian="US" style:font-weight-asian="normal" style:font-name-complex="Calibri1" style:language-complex="ar" style:country-complex="SA" style:font-weight-complex="normal"/>
    </style:style>
    <style:style style:name="T57" style:family="text">
      <style:text-properties style:font-name="Calibri" fo:font-size="12pt" fo:letter-spacing="-0.0028in" fo:language="es" fo:country="ES" officeooo:rsid="00171867" style:font-name-asian="Calibri1" style:font-size-asian="12pt" style:language-asian="en" style:country-asian="US" style:font-name-complex="Calibri1" style:font-size-complex="12pt" style:language-complex="ar" style:country-complex="SA"/>
    </style:style>
    <style:style style:name="T58" style:family="text">
      <style:text-properties style:font-name="Calibri" fo:font-size="12pt" fo:letter-spacing="-0.0043in" fo:language="es" fo:country="ES" fo:font-weight="normal" officeooo:rsid="0018e381" style:font-name-asian="Calibri1" style:font-size-asian="12pt" style:language-asian="en" style:country-asian="US" style:font-weight-asian="normal" style:font-name-complex="Calibri1" style:language-complex="ar" style:country-complex="SA" style:font-weight-complex="normal"/>
    </style:style>
    <style:style style:name="T59" style:family="text">
      <style:text-properties style:font-name="Calibri" fo:font-size="12pt" fo:letter-spacing="-0.0043in" fo:language="es" fo:country="ES" fo:font-weight="normal" officeooo:rsid="001cbcc0" style:font-name-asian="Calibri1" style:font-size-asian="12pt" style:language-asian="en" style:country-asian="US" style:font-weight-asian="normal" style:font-name-complex="Calibri1" style:language-complex="ar" style:country-complex="SA" style:font-weight-complex="normal"/>
    </style:style>
    <style:style style:name="T60" style:family="text">
      <style:text-properties officeooo:rsid="001bcd61"/>
    </style:style>
    <style:style style:name="T61" style:family="text">
      <style:text-properties officeooo:rsid="001cbcc0"/>
    </style:style>
    <style:style style:name="T62" style:family="text">
      <style:text-properties officeooo:rsid="001d644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4">Taller<text:span text:style-name="T1"> </text:span>de<text:span text:style-name="T3"> </text:span>Tesis<text:span text:style-name="T1"> </text:span>I<text:span text:style-name="T1"> </text:span>–<text:span text:style-name="T1"> </text:span>Entrega<text:span text:style-name="T3"> </text:span>I<text:span text:style-name="T1"> <text:s/></text:span>Año<text:span text:style-name="T3"> </text:span>2025 Data Mining - UBA</text:p>
        <text:p text:style-name="P10">Alumno:<text:span text:style-name="T5"> </text:span>Santiago<text:span text:style-name="T6"> </text:span><text:span text:style-name="T9">Tedoldi</text:span></text:p>
        <text:p text:style-name="Text_20_body"/>
        <text:p text:style-name="P11"/>
        <text:h text:style-name="Heading_20_1" text:outline-level="2"><text:span text:style-name="T12">Contexto</text:span><text:span text:style-name="T7"> </text:span><text:span text:style-name="T12">y</text:span><text:span text:style-name="T4"> </text:span><text:span text:style-name="T10">Objetivo</text:span></text:h>
        <text:p text:style-name="P24">El tema elegido para cumplir con las consignas del Taller de Tesis I se relaciona con la clasificación <text:span text:style-name="T45">arancelaria/tarifario de mercader</text:span><text:span text:style-name="T46">ías, partiendo de descripciones comerciales y según la nomenclatura del Sistema Armonizado (SA) internacional. </text:span><text:span text:style-name="T47">La finalidad es entrenar y evaluar un modelo de clasificación de texto, </text:span>considerando los desafíos propios de un dataset <text:span text:style-name="T60">presuntamente acotado -</text:span><text:span text:style-name="T61">para la cantidad de clases </text:span><text:span text:style-name="T62">objetivo</text:span><text:span text:style-name="T61">-</text:span> y desbalanceado.</text:p>
        <text:p text:style-name="Text_20_body"/>
        <text:p text:style-name="P12"/>
        <text:h text:style-name="P1" text:outline-level="2"><text:span text:style-name="T12">Descripción</text:span><text:span text:style-name="T17"> </text:span><text:span text:style-name="T12">del</text:span><text:span text:style-name="T7"> </text:span><text:span text:style-name="T12">Conjunto</text:span><text:span text:style-name="T18"> </text:span><text:span text:style-name="T12">de </text:span><text:span text:style-name="T7">Datos</text:span></text:h>
        <text:p text:style-name="P9"><text:span text:style-name="T19">Contenido</text:span><text:span text:style-name="T25"> </text:span><text:span text:style-name="T19">y</text:span><text:span text:style-name="T27"> </text:span><text:span text:style-name="T25">Origen:</text:span></text:p>
        <text:p text:style-name="P7">El<text:span text:style-name="T5"> </text:span>dataset<text:span text:style-name="T13"> </text:span>está<text:span text:style-name="T5"> </text:span>formado<text:span text:style-name="T6"> </text:span>por<text:span text:style-name="T6"> </text:span><text:span text:style-name="T8">tuplas con informaci</text:span><text:span text:style-name="T57">ón de mercaderías sometidas al comercio internacional</text:span><text:span text:style-name="T8"> (descripci</text:span><text:span text:style-name="T57">ón_comercial, código_tarifario) en idioma inglés, en un total de 500 mil ítems.</text:span></text:p>
        <text:p text:style-name="P23"/>
        <text:p text:style-name="P23">El origen de estos datos no es preciso. Fue material de un curso suministrado en una capacitación internacional en Corea del Sur, en el marco del Programa BACUDA de la Organización Mundial de Aduanas. </text:p>
        <text:h text:style-name="P17" text:outline-level="2"><text:span text:style-name="T11">Características:</text:span><text:span text:style-name="T23"> </text:span></text:h>
        <text:list xml:id="list1471026690" text:style-name="WWNum1">
          <text:list-item>
            <text:p text:style-name="P18"><text:span text:style-name="T19">Muestra</text:span><text:span text:style-name="T36"> </text:span><text:span text:style-name="T19">Variada:</text:span><text:span text:style-name="T36"> </text:span><text:span text:style-name="T29">El</text:span><text:span text:style-name="T35"> </text:span><text:span text:style-name="T29">conjunto</text:span><text:span text:style-name="T37"> </text:span><text:span text:style-name="T29">de</text:span><text:span text:style-name="T38"> </text:span><text:span text:style-name="T29">datos</text:span><text:span text:style-name="T35"> </text:span><text:span text:style-name="T29">presenta</text:span><text:span text:style-name="T38"> </text:span><text:span text:style-name="T29">una</text:span><text:span text:style-name="T38"> </text:span><text:span text:style-name="T29">diversidad</text:span><text:span text:style-name="T35"> </text:span><text:span text:style-name="T29">considerable</text:span><text:span text:style-name="T37"> </text:span><text:span text:style-name="T29">en cuanto a </text:span><text:span text:style-name="T30">tipos de productos y mercader</text:span><text:span text:style-name="T48">ías, </text:span><text:span text:style-name="T50">clasificadas en ~1200 códigos a 4 dígitos y ~5600 códigos a 6 dígitos</text:span><text:span text:style-name="T48">.</text:span></text:p>
          </text:list-item>
          <text:list-item>
            <text:p text:style-name="P19"><text:span text:style-name="T19">Desbalanceo: </text:span><text:span text:style-name="T41">Predominan l</text:span><text:span text:style-name="T43">a</text:span><text:span text:style-name="T41">s </text:span><text:span text:style-name="T43">descripciones de</text:span><text:span text:style-name="T41"> productos relacionados con m</text:span><text:span text:style-name="T54">áquinas y material eléctrico/electrónico, como también </text:span><text:span text:style-name="T56">de </text:span><text:span text:style-name="T54">vehículos automotores.</text:span></text:p>
          </text:list-item>
        </text:list>
        <text:h text:style-name="P15" text:outline-level="2"/>
        <text:h text:style-name="P2" text:outline-level="2"><text:span text:style-name="T12">Preguntas</text:span><text:span text:style-name="T7"> </text:span><text:span text:style-name="T12">y</text:span><text:span text:style-name="T7"> </text:span><text:span text:style-name="T12">Retos</text:span><text:span text:style-name="T15"> </text:span><text:span text:style-name="T12">del</text:span><text:span text:style-name="T17"> </text:span><text:span text:style-name="T10">Proyecto</text:span></text:h>
        <text:p text:style-name="P6">Con estos datos y la problemática planteada, surgen preguntas que podrías abordarse en el siguiente orden:</text:p>
        <text:list xml:id="list4203603225" text:style-name="WWNum2">
          <text:list-header>
            <text:p text:style-name="P22"><text:span text:style-name="T19">¿Es posible entrenar un modelo de clasificaci</text:span><text:span text:style-name="T51">ón arancelaria basado en descripciones comerciales, incluso con una muestra acotada?</text:span></text:p>
          </text:list-header>
        </text:list>
        <text:p text:style-name="P8"/>
        <text:h text:style-name="P3" text:outline-level="2"><text:span text:style-name="T12">Técnicas</text:span><text:span text:style-name="T2"> </text:span><text:span text:style-name="T12">y</text:span><text:span text:style-name="T16"> </text:span><text:span text:style-name="T12">Enfoques</text:span><text:span text:style-name="T44"> </text:span><text:span text:style-name="T10">Propuestos</text:span></text:h>
        <text:p text:style-name="P4"><text:soft-page-break/><text:tab/>Para<text:span text:style-name="T14"> </text:span>enfrentar<text:span text:style-name="T14"> </text:span>los<text:span text:style-name="T14"> </text:span>desafíos<text:span text:style-name="T14"> </text:span>planteados,<text:span text:style-name="T3"> </text:span>las<text:span text:style-name="T14"> </text:span>potenciales<text:span text:style-name="T14"> </text:span>técnicas<text:span text:style-name="T5"> </text:span>identificadas<text:span text:style-name="T13"> </text:span><text:span text:style-name="T6">son:</text:span></text:p>
        <text:list xml:id="list100446118047514" text:continue-numbering="true" text:style-name="WWNum2">
          <text:list-item>
            <text:list>
              <text:list-item>
                <text:p text:style-name="P20"><text:span text:style-name="T21">Encoders</text:span><text:span text:style-name="T19"> de </text:span><text:span text:style-name="T20">texto </text:span><text:span text:style-name="T24">y Clasificaci</text:span><text:span text:style-name="T53">ón</text:span><text:span text:style-name="T19">: </text:span><text:span text:style-name="T29">Se propone el uso de redes neuronales </text:span><text:span text:style-name="T33">usando modelos “tradicionales” -Doc2Vec, FastText- y</text:span><text:span text:style-name="T29"> </text:span><text:span text:style-name="T32">con arquitectura transformer</text:span><text:span text:style-name="T29"> </text:span><text:span text:style-name="T33">pre-entrenados -BERT o similar-</text:span><text:span text:style-name="T29">.</text:span></text:p>
              </text:list-item>
              <text:list-item>
                <text:p text:style-name="P21"><text:span text:style-name="T19">PCA </text:span><text:span text:style-name="T21">y Cl</text:span><text:span text:style-name="T52">ústering</text:span><text:span text:style-name="T19">:</text:span><text:span text:style-name="T39"> </text:span><text:span text:style-name="T40">C</text:span><text:span text:style-name="T58">ómo método analítico y exploratorio, </text:span><text:span text:style-name="T59">p</text:span><text:span text:style-name="T29">ara</text:span><text:span text:style-name="T34"> </text:span><text:span text:style-name="T29">reducir</text:span><text:span text:style-name="T28"> </text:span><text:span text:style-name="T29">la</text:span><text:span text:style-name="T34"> </text:span><text:span text:style-name="T29">dimensionalidad</text:span><text:span text:style-name="T28"> </text:span><text:span text:style-name="T29">del conjunto de datos, facilitar el manejo de las características extraídas </text:span><text:span text:style-name="T31">e</text:span><text:span text:style-name="T29"> identificar patrones <text:s/></text:span><text:span text:style-name="T31">de </text:span><text:span text:style-name="T29">l</text:span><text:span text:style-name="T31">os textos</text:span><text:span text:style-name="T26">.</text:span></text:p>
              </text:list-item>
            </text:list>
          </text:list-item>
        </text:list>
        <text:p text:style-name="P5"/>
      </text:section>
      <text:p text:style-name="Text_20_body"/>
      <text:p text:style-name="P13"/>
      <text:h text:style-name="P16"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Calibri" fo:font-family="Calibri" style:font-family-generic="roman" style:font-pitch="variable" fo:language="es" fo:country="E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left="0.0008in" fo:margin-right="0in" fo:text-indent="0in" style:auto-text-indent="false"/>
      <style:text-properties style:font-name="Calibri" fo:font-family="Calibri" style:font-family-generic="roman" style:font-pitch="variable" fo:font-size="12pt" fo:language="es" fo:country="ES" style:text-underline-style="solid" style:text-underline-width="auto" style:text-underline-color="#000000" fo:font-weight="bold" style:font-name-asian="Calibri1" style:font-family-asian="Calibri" style:font-family-generic-asian="system" style:font-pitch-asian="variable" style:font-size-asian="12pt" style:language-asian="en" style:country-asian="US" style:font-weight-asian="bold" style:font-name-complex="Calibri1" style:font-family-complex="Calibri" style:font-family-generic-complex="system" style:font-pitch-complex="variable" style:font-size-complex="12pt" style:language-complex="ar" style:country-complex="SA" style:font-weight-complex="bold"/>
    </style:style>
    <style:style style:name="Title" style:family="paragraph" style:parent-style-name="Standard" style:class="chapter">
      <style:paragraph-properties fo:margin-left="0.0008in" fo:margin-right="2.6134in" fo:margin-top="0.0134in" fo:margin-bottom="0in" style:contextual-spacing="false" fo:text-indent="0in" style:auto-text-indent="false"/>
      <style:text-properties style:font-name="Calibri" fo:font-family="Calibri" style:font-family-generic="roman" style:font-pitch="variable" fo:font-size="14pt" fo:language="es" fo:country="ES" fo:font-weight="bold" style:font-name-asian="Calibri1" style:font-family-asian="Calibri" style:font-family-generic-asian="system" style:font-pitch-asian="variable" style:font-size-asian="14pt" style:language-asian="en" style:country-asian="US" style:font-weight-asian="bold" style:font-name-complex="Calibri1" style:font-family-complex="Calibri"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paragraph-properties fo:margin-left="0.5008in" fo:margin-right="0.0957in" fo:margin-top="0.0043in" fo:margin-bottom="0in" style:contextual-spacing="false" fo:text-align="justify" style:justify-single-word="false" fo:text-indent="-0.25in" style:auto-text-indent="false"/>
      <style:text-properties style:font-name="Calibri" fo:font-family="Calibri" style:font-family-generic="roman" style:font-pitch="variable" fo:language="es" fo:country="E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fo:language="es" fo:country="ES"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style:font-name="Calibri" fo:font-family="Calibri" style:font-family-generic="roman" style:font-pitch="variable" fo:font-size="12pt" fo:letter-spacing="normal" fo:language="es" fo:country="ES" fo:font-style="normal" fo:font-weight="bold" style:font-name-asian="Calibri1" style:font-family-asian="Calibri" style:font-family-generic-asian="system" style:font-pitch-asian="variable" style:font-size-asian="12pt" style:language-asian="en" style:country-asian="US" style:font-style-asian="normal" style:font-weight-asian="bold" style:font-name-complex="Calibri1" style:font-family-complex="Calibri" style:font-family-generic-complex="system" style:font-pitch-complex="variable" style:font-size-complex="12pt" style:language-complex="ar" style:country-complex="SA" style:font-style-complex="normal" style:font-weight-complex="bold" style:text-scale="100%"/>
    </style:style>
    <style:style style:name="ListLabel_20_2" style:display-name="ListLabel 2" style:family="text">
      <style:text-properties fo:font-size="12pt" fo:letter-spacing="normal" fo:language="es" fo:country="E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fo:font-size="12pt" fo:letter-spacing="normal" fo:language="es" fo:country="E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25in" fo:margin-left="0.5008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5in" fo:margin-left="0.5008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6008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1516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7016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252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8028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353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90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25in" fo:margin-left="0.5008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0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6008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1516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7016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2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8028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35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90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583in" fo:margin-bottom="0.1945in" fo:margin-left="1.1807in" fo:margin-right="1.082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445in" fo:margin-bottom="0.1945in" fo:margin-left="1.1807in" fo:margin-right="1.0827in" style:writing-mode="lr-tb" style:layout-grid-color="#c0c0c0" style:layout-grid-lines="2680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ntiago Tedoldi</meta:initial-creator>
    <dc:title>Microsoft Word - E1-G2-TEDOLDI-SANTIAGO-2025</dc:title>
    <meta:creation-date>2025-04-22T13:40:29</meta:creation-date>
    <dc:date>2025-04-24T10:04:44.825449400</dc:date>
    <meta:editing-duration>PT19M49S</meta:editing-duration>
    <meta:generator>LibreOffice/7.3.7.2$Linux_X86_64 LibreOffice_project/30$Build-2</meta:generator>
    <meta:editing-cycles>6</meta:editing-cycles>
    <meta:print-date>2025-04-22T11:14:40.479582668</meta:print-date>
    <meta:document-statistic meta:table-count="0" meta:image-count="0" meta:object-count="0" meta:page-count="2" meta:paragraph-count="18" meta:word-count="308" meta:character-count="2120" meta:non-whitespace-character-count="1828"/>
    <meta:user-defined meta:name="AppVersion">12.0000</meta:user-defined>
    <meta:user-defined meta:name="Created" meta:value-type="date">2025-04-03T00:00:00</meta:user-defined>
    <meta:user-defined meta:name="LastSaved" meta:value-type="date">2025-04-22T00:00:00</meta:user-defined>
    <meta:user-defined meta:name="Producer">Microsoft: Print To PDF</meta:user-defined>
    <meta:template xlink:type="simple" xlink:actuate="onRequest" xlink:title="Normal" xlink:href=""/>
  </office:meta>
</office:document-meta>
</file>